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cf95" officeooo:paragraph-rsid="001e1b8c" style:font-size-asian="17.5pt" style:font-size-complex="20pt"/>
    </style:style>
    <style:style style:name="P2" style:family="paragraph" style:parent-style-name="Standard">
      <style:text-properties fo:font-size="20pt" officeooo:rsid="001c9b85" officeooo:paragraph-rsid="001c9b85" style:font-size-asian="17.5pt" style:font-size-complex="20pt"/>
    </style:style>
    <style:style style:name="P3" style:family="paragraph" style:parent-style-name="Standard">
      <style:text-properties fo:font-size="20pt" officeooo:rsid="001acf95" officeooo:paragraph-rsid="001acf95" style:font-size-asian="20pt" style:font-size-complex="20pt"/>
    </style:style>
    <style:style style:name="P4" style:family="paragraph" style:parent-style-name="Standard">
      <style:text-properties fo:font-size="20pt" officeooo:rsid="001ad8d6" officeooo:paragraph-rsid="001ad8d6" style:font-size-asian="20pt" style:font-size-complex="20pt"/>
    </style:style>
    <style:style style:name="P5" style:family="paragraph" style:parent-style-name="Standard">
      <style:text-properties fo:font-size="20pt" officeooo:rsid="001c9b85" officeooo:paragraph-rsid="001c9b85" style:font-size-asian="20pt" style:font-size-complex="20pt"/>
    </style:style>
    <style:style style:name="P6" style:family="paragraph" style:parent-style-name="Standard">
      <style:text-properties fo:font-size="26pt" officeooo:rsid="001acf95" officeooo:paragraph-rsid="001acf95" style:font-size-asian="26pt" style:font-size-complex="26pt"/>
    </style:style>
    <style:style style:name="P7" style:family="paragraph" style:parent-style-name="Standard">
      <style:text-properties fo:font-size="26pt" officeooo:rsid="001ad8d6" officeooo:paragraph-rsid="001ad8d6" style:font-size-asian="22.75pt" style:font-size-complex="26pt"/>
    </style:style>
    <style:style style:name="P8" style:family="paragraph" style:parent-style-name="Standard">
      <style:text-properties fo:font-size="26pt" officeooo:rsid="001c9b85" officeooo:paragraph-rsid="001c9b85" style:font-size-asian="22.75pt" style:font-size-complex="26pt"/>
    </style:style>
    <style:style style:name="T1" style:family="text">
      <style:text-properties fo:font-size="48pt" style:font-size-asian="42pt" style:font-size-complex="48pt"/>
    </style:style>
    <style:style style:name="T2" style:family="text">
      <style:text-properties fo:font-size="28pt" style:font-size-asian="24.5pt" style:font-size-complex="28pt"/>
    </style:style>
    <style:style style:name="T3" style:family="text">
      <style:text-properties fo:font-size="28pt" officeooo:rsid="001e1b8c" style:font-size-asian="24.5pt" style:font-size-complex="28pt"/>
    </style:style>
    <style:style style:name="T4" style:family="text">
      <style:text-properties officeooo:rsid="001ad8d6"/>
    </style:style>
    <style:style style:name="T5" style:family="text">
      <style:text-properties fo:font-size="20pt" style:font-size-asian="17.5pt" style:font-size-complex="20pt"/>
    </style:style>
    <style:style style:name="T6" style:family="text">
      <style:text-properties officeooo:rsid="001c9b85"/>
    </style:style>
    <style:style style:name="T7" style:family="text">
      <style:text-properties officeooo:rsid="001e1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<text:span text:style-name="T1">RESUME</text:span><text:span text:style-name="T2"> </text:span></text:p>
      <text:p text:style-name="P1"><text:span text:style-name="T2"><text:s text:c="516"/>Fathima Swaliha <text:s text:c="9"/></text:span><text:span text:style-name="T2"><text:s/></text:span><text:span text:style-name="T6">9567380378</text:span></text:p>
      <text:p text:style-name="P3">Biomedical student <text:s text:c="10"/><text:span text:style-name="T7">swalihafathima2005@gmail.com</text:span></text:p>
      <text:p text:style-name="P3"/>
      <text:p text:style-name="P3"/>
      <text:p text:style-name="P6">Educatio<text:span text:style-name="T4">n</text:span></text:p>
      <text:p text:style-name="P3">Adi Shankara Institute of Engineering and Technology-<text:span text:style-name="T4">Kalady,Eranakulam</text:span></text:p>
      <text:p text:style-name="P4">Bachelor of science in Electronics and Biomedical Engineering <text:s/>Expected graduation :[May-2028]</text:p>
      <text:p text:style-name="P3"/>
      <text:p text:style-name="P7">Skills</text:p>
      <text:p text:style-name="P7"><text:span text:style-name="T5">Technichal skills: Python,Graphics,C-programming,Mathematics</text:span></text:p>
      <text:p text:style-name="P7"><text:span text:style-name="T5">Ebility to work independet and as a part of team.</text:span></text:p>
      <text:p text:style-name="P7"><text:span text:style-name="T5"/></text:p>
      <text:p text:style-name="P8">Project</text:p>
      <text:p text:style-name="P2">[Toddler-friendly Pocket AI System For Type-1 Diabetes]-[February-2025]</text:p>
      <text:p text:style-name="P2">As a part of class project , present a Toddler-friendly PocketAI system , collaborating with team four team members.</text:p>
      <text:p text:style-name="P2"/>
      <text:p text:style-name="P8">Extra Activities</text:p>
      <text:p text:style-name="P5">[Member of Telemedicine society of India]-[October-2024]</text:p>
      <text:p text:style-name="P5">[Member of EBSSA]-[September-2024]</text:p>
      <text:p text:style-name="P5">[Attending Workshops]-[2024]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5:44.530275225</meta:creation-date>
    <dc:date>2025-03-21T11:41:55.443070348</dc:date>
    <meta:editing-duration>PT3M50S</meta:editing-duration>
    <meta:editing-cycles>1</meta:editing-cycles>
    <meta:document-statistic meta:table-count="0" meta:image-count="0" meta:object-count="0" meta:page-count="2" meta:paragraph-count="16" meta:word-count="80" meta:character-count="1262" meta:non-whitespace-character-count="630"/>
    <meta:generator>LibreOffice/7.3.7.2$Linux_X86_64 LibreOffice_project/30$Build-2</meta:generator>
  </office:meta>
</office:document-meta>
</file>